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811in"/>
    </style:style>
    <style:style style:name="co2" style:family="table-column">
      <style:table-column-properties fo:break-before="auto" style:column-width="2.00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2">
          <table:table-cell/>
          <table:table-cell office:value-type="string">
            <text:p>4 accum</text:p>
          </table:table-cell>
          <table:table-cell office:value-type="string">
            <text:p>no accum</text:p>
          </table:table-cell>
        </table:table-row>
        <table:table-row table:style-name="ro1">
          <table:table-cell office:value-type="string">
            <text:p>1500 <text:s text:c="5"/>300</text:p>
          </table:table-cell>
          <table:table-cell office:value-type="float" office:value="246374620">
            <text:p>246374620</text:p>
          </table:table-cell>
          <table:table-cell office:value-type="float" office:value="336676090">
            <text:p>336676090</text:p>
          </table:table-cell>
        </table:table-row>
        <table:table-row table:style-name="ro2">
          <table:table-cell office:value-type="string">
            <text:p>26 eigen</text:p>
          </table:table-cell>
          <table:table-cell office:value-type="float" office:value="246545168">
            <text:p>246545168</text:p>
          </table:table-cell>
          <table:table-cell office:value-type="float" office:value="336281326">
            <text:p>33628132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10000 <text:s text:c="3"/>3000</text:p>
          </table:table-cell>
          <table:table-cell office:value-type="float" office:value="9260783049">
            <text:p>9260783049</text:p>
          </table:table-cell>
          <table:table-cell office:value-type="float" office:value="12599341682">
            <text:p>12599341682</text:p>
          </table:table-cell>
        </table:table-row>
        <table:table-row table:style-name="ro2">
          <table:table-cell office:value-type="string">
            <text:p>22 eigen</text:p>
          </table:table-cell>
          <table:table-cell office:value-type="float" office:value="9255596007">
            <text:p>9255596007</text:p>
          </table:table-cell>
          <table:table-cell office:value-type="float" office:value="12607697562">
            <text:p>1260769756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15000 <text:s text:c="3"/>6000</text:p>
          </table:table-cell>
          <table:table-cell office:value-type="float" office:value="16987685176">
            <text:p>16987685176</text:p>
          </table:table-cell>
          <table:table-cell office:value-type="float" office:value="23224307954">
            <text:p>23224307954</text:p>
          </table:table-cell>
        </table:table-row>
        <table:table-row table:style-name="ro2">
          <table:table-cell office:value-type="string">
            <text:p>18 eigen</text:p>
          </table:table-cell>
          <table:table-cell office:value-type="float" office:value="17008497535">
            <text:p>17008497535</text:p>
          </table:table-cell>
          <table:table-cell office:value-type="float" office:value="23199572710">
            <text:p>23199572710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30">04/30/2014</text:date>, <text:time>15:1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cewen </meta:initial-creator>
    <meta:creation-date>2014-04-30T14:21:32</meta:creation-date>
    <dc:date>2014-04-30T15:13:35</dc:date>
    <dc:creator>Mcewen </dc:creator>
    <meta:editing-duration>PT6M16S</meta:editing-duration>
    <meta:editing-cycles>1</meta:editing-cycles>
    <meta:document-statistic meta:table-count="3" meta:cell-count="20" meta:object-count="0"/>
    <meta:generator>LibreOffice/3.4$Unix LibreOffice_project/340m1$Build-502</meta:generator>
  </office:meta>
</office:document-meta>
</file>